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Preformatted_20_Text">
      <style:text-properties style:font-name="Courier 10 Pitch" officeooo:rsid="001c67ca" officeooo:paragraph-rsid="001c67ca"/>
    </style:style>
    <style:style style:name="P2" style:family="paragraph" style:parent-style-name="Preformatted_20_Text">
      <style:text-properties style:font-name="Courier 10 Pitch" officeooo:rsid="001cc79f" officeooo:paragraph-rsid="001cc79f"/>
    </style:style>
    <style:style style:name="P3" style:family="paragraph" style:parent-style-name="Preformatted_20_Text">
      <style:text-properties style:font-name="Courier 10 Pitch" officeooo:rsid="001d4d3b" officeooo:paragraph-rsid="001d4d3b"/>
    </style:style>
    <style:style style:name="P4" style:family="paragraph" style:parent-style-name="Preformatted_20_Text">
      <style:text-properties style:font-name="Courier 10 Pitch" officeooo:rsid="0020796f" officeooo:paragraph-rsid="0020796f"/>
    </style:style>
    <style:style style:name="P5" style:family="paragraph" style:parent-style-name="Preformatted_20_Text">
      <style:paragraph-properties fo:text-align="center" style:justify-single-word="false"/>
      <style:text-properties style:font-name="Courier 10 Pitch" style:text-underline-style="solid" style:text-underline-width="auto" style:text-underline-color="font-color" fo:font-weight="bold" officeooo:rsid="001c67ca" officeooo:paragraph-rsid="001c67ca" style:font-weight-asian="bold" style:font-weight-complex="bold"/>
    </style:style>
    <style:style style:name="T1" style:family="text">
      <style:text-properties officeooo:rsid="001cc79f"/>
    </style:style>
    <style:style style:name="T2" style:family="text">
      <style:text-properties officeooo:rsid="001e8766"/>
    </style:style>
    <style:style style:name="T3" style:family="text">
      <style:text-properties officeooo:rsid="00225f62"/>
    </style:style>
    <style:style style:name="T4" style:family="text">
      <style:text-properties officeooo:rsid="0022bf45"/>
    </style:style>
    <style:style style:name="T5" style:family="text">
      <style:text-properties officeooo:rsid="00246adb"/>
    </style:style>
    <style:style style:name="T6" style:family="text">
      <style:text-properties officeooo:rsid="0025ca87"/>
    </style:style>
    <style:style style:name="T7" style:family="text">
      <style:text-properties officeooo:rsid="0026dcd9"/>
    </style:style>
    <style:style style:name="T8" style:family="text">
      <style:text-properties officeooo:rsid="0028354c"/>
    </style:style>
    <style:style style:name="T9" style:family="text">
      <style:text-properties officeooo:rsid="002a31c7"/>
    </style:style>
    <style:style style:name="T10" style:family="text">
      <style:text-properties officeooo:rsid="002ecc39"/>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officeooo:rsid="00246ad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UTO</text:p>
      <text:p text:style-name="P1"/>
      <text:p text:style-name="P1"><text:span text:style-name="T11">lieu :</text:span> cour d’assise classique</text:p>
      <text:p text:style-name="P1"/>
      <text:p text:style-name="P1"><text:span text:style-name="T11">persos :</text:span> juge, l’accusé, une famille libre de trois vecteurs, la victime</text:p>
      <text:p text:style-name="P1"><text:tab/>victime : Espace vectoriel <text:span text:style-name="T1">dimension 2 <text:s text:c="2"/>V</text:span></text:p>
      <text:p text:style-name="P1"><text:tab/><text:span text:style-name="T1">accusé : vecteur <text:s text:c="3"/>D</text:span></text:p>
      <text:p text:style-name="P1"><text:tab/><text:span text:style-name="T1">famille libre : - Vecteurs A B C</text:span></text:p>
      <text:p text:style-name="P1"><text:tab/><text:span text:style-name="T1">juge : J</text:span></text:p>
      <text:p text:style-name="P1"/>
      <text:p text:style-name="P2"><text:span text:style-name="T11">affaire :</text:span> une rixe qui éclate lors d’une fête.</text:p>
      <text:p text:style-name="P2"/>
      <text:p text:style-name="P2"><text:span text:style-name="T11">Coupable :</text:span> vecteur A</text:p>
      <text:p text:style-name="P2"/>
      <text:p text:style-name="P3"><text:span text:style-name="T11">Nombres de raisonnement :</text:span> 3 <text:s text:c="4"/><text:span text:style-name="T2">1</text:span> → 1 →<text:span text:style-name="T2"> 1</text:span></text:p>
      <text:p text:style-name="P3"/>
      <text:p text:style-name="P3"><text:span text:style-name="T11">Théorèmes à disposition :</text:span> <text:span text:style-name="T2">famille libre qui s’enrichit <text:s text:c="2"/>th A</text:span></text:p>
      <text:p text:style-name="P3"/>
      <text:p text:style-name="P4"><text:span text:style-name="T11">PLOT :</text:span> </text:p>
      <text:p text:style-name="P4"><text:s text:c="3"/><text:span text:style-name="T11">introduction :</text:span></text:p>
      <text:p text:style-name="P4"><text:s text:c="6"/>Chez le héros <text:span text:style-name="T3">(H)</text:span>. </text:p>
      <text:p text:style-name="P4"><text:tab/><text:span text:style-name="T3">H reçoit une petite note de la part de J. </text:span></text:p>
      <text:p text:style-name="P4"><text:s text:c="3"/><text:span text:style-name="T4">NOTE : Chère nom du héros,</text:span></text:p>
      <text:p text:style-name="P4"><text:tab/><text:span text:style-name="T3">Il est temps de finir ton entraînement. Rejoins moi dès aujourd’hui au tribunal. Tu va enfin pouvoir mener ta première vraie enquête. Je compte sur toi pour être là dans les temps.</text:span></text:p>
      <text:p text:style-name="P4"><text:s text:c="3"/><text:span text:style-name="T5">H : (Une enquête rien que pour moi ? Humm... On dirait que le vieux grincheux me prend enfin au sérieux. Parfait ! C’est l’occasion de lui montrer ce que je vaux vraiment.)</text:span></text:p>
      <text:p text:style-name="P4"/>
      <text:p text:style-name="P4"><text:s text:c="3"/><text:span text:style-name="T12">Arrivée au tribunal, présentation de l’affaire :</text:span></text:p>
      <text:p text:style-name="P4"><text:tab/><text:span text:style-name="T5">Au tribunal, J est à sa place, H et V sont face à face. A est enchaîné. Les témoins A,B,C témoignent à la barre.</text:span></text:p>
      <text:p text:style-name="P4"><text:s text:c="3"/><text:span text:style-name="T5">J : SILENCE DANS LA SALLE ! </text:span></text:p>
      <text:p text:style-name="P4"><text:s text:c="3"/><text:span text:style-name="T5">H : (La salle est vide … Pourquoi il hurle comme ça ?)</text:span></text:p>
      <text:p text:style-name="P4"><text:s text:c="3"/><text:span text:style-name="T5">J : Aujourd’hui nous devons résoudre un terrible crime ! Que la victime se présente.</text:span></text:p>
      <text:p text:style-name="P4"><text:s text:c="3"/><text:span text:style-name="T6">V : Je suis V, un honnête espace vectoriel de dimension 2. (ajout du témoignage)</text:span></text:p>
      <text:p text:style-name="P4"><text:s text:c="3"/><text:span text:style-name="T7">J : STOOOOP ! Tu as vu ça H ?! Cette petite bulle qui vient de s’ajouter à ta valise ?</text:span></text:p>
      <text:p text:style-name="P4"><text:s text:c="3"/><text:span text:style-name="T7">H : (Comment a-t-il remarqué ? C’est une mécanique de gameplay il ne peut pas en avoir conscience intra-diégétiquement !)</text:span></text:p>
      <text:p text:style-name="P4"><text:s text:c="3"/><text:span text:style-name="T7">J : Je fais ce que je veux je suis juge !</text:span></text:p>
      <text:p text:style-name="P4"><text:s text:c="3"/><text:span text:style-name="T7">H : (Il lit mes pensées ou quoi ? Brrr… Ca me fait froid dans le dos.)</text:span></text:p>
      <text:p text:style-name="P4"><text:s text:c="3"/><text:span text:style-name="T7">J : Concentre toi veux-tu ? Ce que tu viens de voir c’est un témoignage. Il s’est ajouté dans ta mémoire. Tu pourras le réutiliser plus tard lorsque tu devras faire une déduction. BON ET ALORS IL AVANCE CE TEMOIGNAGE ???</text:span></text:p>
      <text:p text:style-name="P4"><text:s text:c="3"/><text:span text:style-name="T8">V : Euh… Ah ! Pardon… Alors… Je euh … j’ai organisé une fête récemment. Rien de bien impressionnant. C’était juste une petite soirée plan-plan. Mais alors que tout le monde s’amusait, j’ai remarqué une rixe entre plusieurs de mes vecteurs. Évidemment je n’avais invité que mes vecteurs à la fête. Mais alors que les combattants se séparaient on m’a appris que la raison de leur dispute était la présence d’un intrus parmi mes invités. Rendez vous compte ! Un vecteur s’était sournoisement mêlé à la foule infinie de mes vecteurs alors qu’il ne m’appartenait pas. Votre rôle en tant qu’inspecteur est de le retrouver. Fort heureusement pour vous, nous l’avons déjà trouvé le voici ! </text:span></text:p>
      <text:p text:style-name="P4"><text:s text:c="3"/><text:span text:style-name="T9">D : …</text:span></text:p>
      <text:p text:style-name="P4"><text:s text:c="3"/><text:span text:style-name="T9">H : Hein ?! Euh c’est si simple que cela ? Etes vous certain de votre accusation monsieur V ?</text:span></text:p>
      <text:p text:style-name="P4"><text:soft-page-break/><text:s text:c="3"/><text:span text:style-name="T9">V : Bien sûr ! Comment osez vous remettre en cause ma parole ? En outre, même si vous ne croyez pas sur parole j’ai des témoins qui sont prêts à donner leur avis sur la question.</text:span></text:p>
      <text:p text:style-name="P4"><text:s text:c="3"/><text:span text:style-name="T9">J : Qu’ils viennent sur le champ !</text:span></text:p>
      <text:p text:style-name="P4"><text:s text:c="3"/><text:span text:style-name="T9">H : (Pourquoi a-t-il toujours l’air aussi énervé ?)</text:span></text:p>
      <text:p text:style-name="P4"><text:s text:c="3"/><text:span text:style-name="T9">ABC : Bonjour. Nous sommes les témoins en question.</text:span></text:p>
      <text:p text:style-name="P4"><text:s text:c="3"/><text:span text:style-name="T9">J : Et bien ? Témoignez que diable ! Je n’ai pas toute la journée !</text:span></text:p>
      <text:p text:style-name="P4"><text:s text:c="3"/><text:span text:style-name="T9">ABC : Nous sommes une famille libre de vecteurs. (ajout) Nous étions présents pendant la fête de notre bien aimé espace vectoriel auquel nous appartenons tous les trois. C’est vers 13h qu’a eu lieu l’incident. D qui n’appartient pas à V a déclenché une escarmouche. (ajout) Heureusement nous l’avons repéré et signalé aux autorités qui l’ont capturé et ammené ici.</text:span></text:p>
      <text:p text:style-name="P4"><text:s text:c="3"/><text:span text:style-name="T10">D : … *Il ne dit rien mais c’est parce qu’il est bailloné et enchaîné à une colonne*</text:span></text:p>
      <text:p text:style-name="P4"><text:s text:c="3"/><text:span text:style-name="T10">V : Quelle sauvage !</text:span></text:p>
      <text:p text:style-name="P4"><text:s text:c="3"/><text:span text:style-name="T10">J : BON BON BON ! J’en ai assez entendu ! H il faut rendre ton verdict.</text:span></text:p>
      <text:p text:style-name="P4"><text:s text:c="3"/><text:span text:style-name="T10">H : (Mais comment je fais ça moi ?)</text:span></text:p>
      <text:p text:style-name="P4"><text:s text:c="3"/><text:span text:style-name="T10">J : Ouvre d’abord ta cervelle en cliquant sur l’icône en haut à droite. Cela te permettra de mettre de l’ordre dans tes idées pour nous présenter ta conclusion.</text:span></text:p>
      <text:p text:style-name="P4"><text:s text:c="3"/><text:span text:style-name="T10">(Ouverture de la cervelle. J parle.)</text:span></text:p>
      <text:p text:style-name="P4"><text:s text:c="3"/><text:span text:style-name="T10">J : Bon faisons vite. Tu vois à droite ce sont les affirmations vraies et à gauche les informations incertaines. Toi tu les pose sur le plateau central et tu les relis par des flèches en faisant un drag and drop. </text:span></text:p>
      <text:p text:style-name="P4"><text:s text:c="3"/><text:span text:style-name="T10">(H pose deux trois trucs et J reparle)</text:span></text:p>
      <text:p text:style-name="P4"><text:s text:c="3"/><text:span text:style-name="T10">J : Bon maintenant assez bavassé. Tu dois prendre des infos de gauche et les prouver ou les infirmer à l’aide des flèches.</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4-19T19:34:08.119411037</dc:date>
    <meta:editing-duration>PT12H8M51S</meta:editing-duration>
    <meta:editing-cycles>19</meta:editing-cycles>
    <meta:generator>LibreOffice/5.1.6.2$Linux_X86_64 LibreOffice_project/10m0$Build-2</meta:generator>
    <meta:document-statistic meta:table-count="0" meta:image-count="0" meta:object-count="0" meta:page-count="2" meta:paragraph-count="47" meta:word-count="788" meta:character-count="4191" meta:non-whitespace-character-count="3327"/>
  </office:meta>
</office:document-meta>
</file>